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5bb2" officeooo:paragraph-rsid="00005bb2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gr1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: <text:span text:style-name="T1">NIF</text:span><text:span text:style-name="T2">, Nombre, Dirección, TipoNegocio</text:span></text:p>
      <text:p text:style-name="P1"><draw:line text:anchor-type="paragraph" draw:z-index="0" draw:name="Forma1" draw:style-name="gr1" draw:text-style-name="P2" svg:x1="1.806cm" svg:y1="0.134cm" svg:x2="3.182cm" svg:y2="0.901cm"><text:p/></draw:line><text:span text:style-name="T2"/></text:p>
      <text:p text:style-name="P1"><text:span text:style-name="T2"/></text:p>
      <text:p text:style-name="P1"><text:span text:style-name="T2">LineaActividad: </text:span><text:span text:style-name="T1">NIF</text:span><text:span text:style-name="T2">, </text:span><text:span text:style-name="T1">Transaccion</text:span></text:p>
      <text:p text:style-name="P1"><draw:line text:anchor-type="paragraph" draw:z-index="1" draw:name="Forma2" draw:style-name="gr1" draw:text-style-name="P2" svg:x1="4.69cm" svg:y1="0.129cm" svg:x2="3.394cm" svg:y2="1.055cm"><text:p/></draw:line><text:span text:style-name="T2"/></text:p>
      <text:p text:style-name="P1"><text:span text:style-name="T2"/></text:p>
      <text:p text:style-name="P1"><text:span text:style-name="T2">Actividad: </text:span><text:span text:style-name="T1">Transaccion</text:span><text:span text:style-name="T2">, Fecha, TotalOperacion</text:span></text:p>
      <text:p text:style-name="P1"><draw:line text:anchor-type="paragraph" draw:z-index="2" draw:name="Forma3" draw:style-name="gr1" draw:text-style-name="P2" svg:x1="3.023cm" svg:y1="0.044cm" svg:x2="2.785cm" svg:y2="0.97cm"><text:p/></draw:line><draw:line text:anchor-type="paragraph" draw:z-index="3" draw:name="Forma4" draw:style-name="gr2" draw:text-style-name="P2" svg:x1="3.579cm" svg:y1="2.028cm" svg:x2="3.367cm" svg:y2="0.229cm"><text:p/></draw:line><draw:line text:anchor-type="paragraph" draw:z-index="4" draw:name="Forma5" draw:style-name="gr2" draw:text-style-name="P2" svg:x1="2.15cm" svg:y1="2.796cm" svg:x2="2.335cm" svg:y2="0.203cm"><text:p/></draw:line><draw:line text:anchor-type="paragraph" draw:z-index="6" draw:name="Forma7" draw:style-name="gr3" draw:text-style-name="P2" svg:x1="4.849cm" svg:y1="4.251cm" svg:x2="3.764cm" svg:y2="0.176cm"><text:p/></draw:line><text:span text:style-name="T2"/></text:p>
      <text:p text:style-name="P1"><text:span text:style-name="T2"/></text:p>
      <text:p text:style-name="P1"><text:span text:style-name="T2">Ticket: </text:span><text:span text:style-name="T1">Transaccion</text:span></text:p>
      <text:p text:style-name="P1"><text:span text:style-name="T2"/></text:p>
      <text:p text:style-name="P1"><text:span text:style-name="T2">Factura: </text:span><text:span text:style-name="T1">Transaccion</text:span><text:span text:style-name="T2">, NIF, Nombre, Apellido</text:span></text:p>
      <text:p text:style-name="P1"><text:span text:style-name="T2"/></text:p>
      <text:p text:style-name="P1"><text:span text:style-name="T2">Pedido: </text:span><text:span text:style-name="T1">Transaccion</text:span><text:span text:style-name="T2">, Domicilio</text:span></text:p>
      <text:p text:style-name="P1"><text:span text:style-name="T2"/></text:p>
      <text:p text:style-name="P1"><text:span text:style-name="T2"/></text:p>
      <text:p text:style-name="P1"><text:span text:style-name="T2">LineaProducto: </text:span><text:span text:style-name="T1">Nombre</text:span><text:span text:style-name="T2">, </text:span><text:span text:style-name="T1">Transaccion</text:span><text:span text:style-name="T2">, Cantidad, TotalProducto</text:span></text:p>
      <text:p text:style-name="P1"><draw:line text:anchor-type="paragraph" draw:z-index="5" draw:name="Forma6" draw:style-name="gr2" draw:text-style-name="P2" svg:x1="3.05cm" svg:y1="0.15cm" svg:x2="2.653cm" svg:y2="1.05cm"><text:p/></draw:line><text:span text:style-name="T2"/></text:p>
      <text:p text:style-name="P1"><text:span text:style-name="T2"/></text:p>
      <text:p text:style-name="P1"><text:span text:style-name="T2">Producto: </text:span><text:span text:style-name="T1">Nombre</text:span><text:span text:style-name="T2">, Tipo, FecPed, Pcompra, Pventa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Fin_20_de_20_línea_20_1" draw:display-name="Fin de línea 1" svg:viewBox="0 0 20 30" svg:d="M10 0l-10 30h20z"/>
    <draw:marker draw:name="Fin_20_de_20_línea_20_2" draw:display-name="Fin de línea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2:04:42.928075315</meta:creation-date>
    <dc:date>2021-01-20T12:16:19.040063417</dc:date>
    <meta:editing-duration>PT1M26S</meta:editing-duration>
    <meta:editing-cycles>1</meta:editing-cycles>
    <meta:document-statistic meta:table-count="0" meta:image-count="0" meta:object-count="0" meta:page-count="1" meta:paragraph-count="8" meta:word-count="33" meta:character-count="317" meta:non-whitespace-character-count="292"/>
    <meta:generator>LibreOffice/6.0.7.3$Linux_X86_64 LibreOffice_project/00m0$Build-3</meta:generator>
  </office:meta>
</office:document-meta>
</file>